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796cm" style:rel-column-width="10140*"/>
    </style:style>
    <style:style style:name="Table1.B" style:family="table-column">
      <style:table-column-properties style:column-width="2.796cm" style:rel-column-width="10139*"/>
    </style:style>
    <style:style style:name="Table1.C" style:family="table-column">
      <style:table-column-properties style:column-width="12.476cm" style:rel-column-width="452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officeooo:rsid="001a4186" officeooo:paragraph-rsid="001a4186" style:font-size-asian="11pt" style:font-size-complex="11pt"/>
    </style:style>
    <style:style style:name="P8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1a9807" officeooo:paragraph-rsid="001a9807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language="zxx" fo:country="none" officeooo:rsid="002116c9" officeooo:paragraph-rsid="002116c9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officeooo:rsid="000bf3ed"/>
    </style:style>
    <style:style style:name="T3" style:family="text">
      <style:text-properties officeooo:rsid="0016434d"/>
    </style:style>
    <style:style style:name="T4" style:family="text">
      <style:text-properties officeooo:rsid="00100ad6"/>
    </style:style>
    <style:style style:name="T5" style:family="text">
      <style:text-properties officeooo:rsid="0011c909"/>
    </style:style>
    <style:style style:name="T6" style:family="text">
      <style:text-properties officeooo:rsid="0013f2f6"/>
    </style:style>
    <style:style style:name="T7" style:family="text">
      <style:text-properties officeooo:rsid="0018eb6b"/>
    </style:style>
    <style:style style:name="T8" style:family="text">
      <style:text-properties officeooo:rsid="001baebc"/>
    </style:style>
    <style:style style:name="T9" style:family="text">
      <style:text-properties fo:font-size="8pt" officeooo:rsid="0011c909" style:font-size-asian="8pt" style:font-size-complex="8pt"/>
    </style:style>
    <style:style style:name="T10" style:family="text">
      <style:text-properties fo:font-size="8pt" officeooo:rsid="001d2f95" style:font-size-asian="8pt" style:font-size-complex="8pt"/>
    </style:style>
    <style:style style:name="T11" style:family="text">
      <style:text-properties fo:font-size="8pt" officeooo:rsid="001d6a5a" style:font-size-asian="8pt" style:font-size-complex="8pt"/>
    </style:style>
    <style:style style:name="T12" style:family="text">
      <style:text-properties officeooo:rsid="0021b5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R<text:span text:style-name="T7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2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3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3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1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4"/>
      <text:p text:style-name="P14">Liste des risques associés à cette unité <text:span text:style-name="T6">de travail :</text:span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Cat. Risque</text:p>
          </table:table-cell>
          <table:table-cell table:style-name="Tableau3.A1" office:value-type="string">
            <text:p text:style-name="P3">Id. risque</text:p>
          </table:table-cell>
          <table:table-cell table:style-name="Tableau3.A1" office:value-type="string">
            <text:p text:style-name="P3">Cotation</text:p>
          </table:table-cell>
          <table:table-cell table:style-name="Tableau3.D1" office:value-type="string">
            <text:p text:style-name="P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4"/>
      <text:p text:style-name="P14">Liste des personnes présentes lors de l'évaluation : cela permet de savoir qui a participé à <text:span text:style-name="T5">l'evaluation des risque pour cette unité de travail</text:span> et combien de temps. <text:span text:style-name="T4">L</text:span>es personnels <text:span text:style-name="T4">ci dessous </text:span>ont été impliqués dans la <text:span text:style-name="T4">mise en place du document unique.</text:span>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">Identifiant</text:p>
          </table:table-cell>
          <table:table-cell table:style-name="Tableau4.A1" office:value-type="string">
            <text:p text:style-name="P3">Date entretien</text:p>
          </table:table-cell>
          <table:table-cell table:style-name="Tableau4.A1" office:value-type="string">
            <text:p text:style-name="P3">Durée entretien</text:p>
          </table:table-cell>
          <table:table-cell table:style-name="Tableau4.A1" office:value-type="string">
            <text:p text:style-name="P3">Nom</text:p>
          </table:table-cell>
          <table:table-cell table:style-name="Tableau4.E1" office:value-type="string">
            <text:p text:style-name="P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4"/>
      <text:p text:style-name="P14">Liste des <text:span text:style-name="T8">signalisations</text:span> pour <text:span text:style-name="T5">cette unité de travail 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Pict. Sig</text:p>
          </table:table-cell>
          <table:table-cell table:style-name="Table1.A1" office:value-type="string">
            <text:p text:style-name="P16">Id. Sig</text:p>
          </table:table-cell>
          <table:table-cell table:style-name="Table1.C1" office:value-type="string">
            <text:p text:style-name="P10">Description <text:span text:style-name="T12">S</text:span>ignalisation 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9">urce inrs</text:span></text:a><text:span text:style-name="T10">)</text:span></text:p>
          </table:table-cell>
        </table:table-row>
        <table:table-row>
          <table:table-cell table:style-name="Table1.A2" office:value-type="string">
            <text:p text:style-name="P8">[!-- BEGIN row.affectedRe<text:soft-page-break/>commandation --]</text:p>
            <text:p text:style-name="P8">{recommandationCategoryIcon}{recommandationCategoryName}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>{identifiantRecommandation} – {recommandationIcon}</text:p>
            <text:p text:style-name="P8">{recommandationName} {recommandationComment} [!-- END <text:soft-page-break/>row.affectedRecommandation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officeooo:rsid="000bf3ed"/>
    </style:style>
    <style:style style:name="MT3" style:family="text">
      <style:text-properties officeooo:rsid="0016434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20170310</text:span><text:span text:style-name="MT2">-</text:span>V<text:span text:style-name="MT3">8</text:span> 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2M25S</meta:editing-duration>
    <meta:editing-cycles>115</meta:editing-cycles>
    <meta:generator>LibreOffice/5.1.4.2$Windows_x86 LibreOffice_project/f99d75f39f1c57ebdd7ffc5f42867c12031db97a</meta:generator>
    <dc:date>2017-03-10T15:29:59.76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5" meta:word-count="189" meta:character-count="1585" meta:non-whitespace-character-count="1460"/>
    <meta:user-defined meta:name="Langue">Francais</meta:user-defined>
    <meta:user-defined meta:name="URL">www.digirisk.com</meta:user-defined>
  </office:meta>
</office:document-meta>
</file>